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d336" officeooo:paragraph-rsid="000ed336"/>
    </style:style>
    <style:style style:name="P2" style:family="paragraph" style:parent-style-name="Standard">
      <style:text-properties officeooo:rsid="00105022" officeooo:paragraph-rsid="00105022"/>
    </style:style>
    <style:style style:name="P3" style:family="paragraph" style:parent-style-name="Standard">
      <style:paragraph-properties style:border-line-width-bottom="0.0047in 0.0047in 0.0047in" fo:padding-left="0in" fo:padding-right="0in" fo:padding-top="0in" fo:padding-bottom="0.0291in" fo:border-left="none" fo:border-right="none" fo:border-top="none" fo:border-bottom="0.99pt double #000000" style:join-border="false"/>
      <style:text-properties officeooo:rsid="00105022" officeooo:paragraph-rsid="001050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ow to resolve conflicts on branch locally</text:p>
      <text:p text:style-name="P2"/>
      <text:p text:style-name="Standard"/>
      <text:p text:style-name="Standard">git add templates/index.html &amp;&amp; git commit -m "removed merge conflicts"</text:p>
      <text:p text:style-name="Standard"/>
      <text:p text:style-name="P1">git pull origin master</text:p>
      <text:p text:style-name="P1"/>
      <text:p text:style-name="P1">code . Correct conflicts</text:p>
      <text:p text:style-name="P1"/>
      <text:p text:style-name="P1">git add .</text:p>
      <text:p text:style-name="P1"/>
      <text:p text:style-name="P1">Git commit </text:p>
      <text:p text:style-name="P1"/>
      <text:p text:style-name="P1">git push on yr branch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9T06:38:52.177280343</meta:creation-date>
    <meta:generator>LibreOffice/6.0.7.3$Linux_X86_64 LibreOffice_project/00m0$Build-3</meta:generator>
    <dc:date>2021-05-19T06:41:13.433011495</dc:date>
    <meta:editing-duration>PT2M23S</meta:editing-duration>
    <meta:editing-cycles>3</meta:editing-cycles>
    <meta:document-statistic meta:table-count="0" meta:image-count="0" meta:object-count="0" meta:page-count="1" meta:paragraph-count="7" meta:word-count="35" meta:character-count="200" meta:non-whitespace-character-count="171"/>
  </office:meta>
</office:document-meta>
</file>